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b4442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enchantedlearning.com/wordlist/adjectivesforpeople.shtml" text:style-name="Internet_20_link" text:visited-style-name="Visited_20_Internet_20_Link">https://www.enchantedlearning.com/wordlist/adjectivesforpeople.shtml</text:a></text:p>
      <text:p text:style-name="Standard"/>
      <text:p text:style-name="Standard">able</text:p>
      <text:p text:style-name="Standard">absent-minded</text:p>
      <text:p text:style-name="Standard">adventurous</text:p>
      <text:p text:style-name="Standard">affectionate</text:p>
      <text:p text:style-name="Standard">agile</text:p>
      <text:p text:style-name="Standard">agreeable</text:p>
      <text:p text:style-name="Standard">alert</text:p>
      <text:p text:style-name="Standard">amazing</text:p>
      <text:p text:style-name="Standard">ambitious</text:p>
      <text:p text:style-name="Standard">amiable</text:p>
      <text:p text:style-name="Standard">amusing</text:p>
      <text:p text:style-name="Standard">analytical</text:p>
      <text:p text:style-name="Standard">angelic</text:p>
      <text:p text:style-name="Standard">apathetic</text:p>
      <text:p text:style-name="Standard">apprehensive</text:p>
      <text:p text:style-name="Standard">ardent</text:p>
      <text:p text:style-name="Standard">artificial</text:p>
      <text:p text:style-name="Standard">artistic</text:p>
      <text:p text:style-name="Standard">assertive</text:p>
      <text:p text:style-name="Standard">attentive</text:p>
      <text:p text:style-name="Standard">average</text:p>
      <text:p text:style-name="Standard">awesome</text:p>
      <text:p text:style-name="Standard">awful</text:p>
      <text:section text:style-name="Sect1" text:name="wls-id-1">
        <text:p text:style-name="Standard">B</text:p>
      </text:section>
      <text:p text:style-name="Standard">balanced</text:p>
      <text:p text:style-name="Standard">beautiful</text:p>
      <text:p text:style-name="Standard">below average</text:p>
      <text:p text:style-name="Standard">beneficent</text:p>
      <text:p text:style-name="Standard">blue</text:p>
      <text:p text:style-name="Standard">blunt</text:p>
      <text:p text:style-name="Standard">boisterous</text:p>
      <text:p text:style-name="Standard">brave</text:p>
      <text:p text:style-name="Standard">bright</text:p>
      <text:p text:style-name="Standard">brilliant</text:p>
      <text:p text:style-name="Standard">buff</text:p>
      <text:section text:style-name="Sect1" text:name="wls-id-2">
        <text:p text:style-name="Standard">C</text:p>
      </text:section>
      <text:p text:style-name="Standard">callous</text:p>
      <text:p text:style-name="Standard">candid</text:p>
      <text:p text:style-name="Standard">cantankerous</text:p>
      <text:p text:style-name="Standard">capable</text:p>
      <text:p text:style-name="Standard">careful</text:p>
      <text:p text:style-name="Standard">careless</text:p>
      <text:p text:style-name="Standard">caustic</text:p>
      <text:p text:style-name="Standard">cautious</text:p>
      <text:p text:style-name="Standard">charming</text:p>
      <text:p text:style-name="Standard">cheerful</text:p>
      <text:p text:style-name="Standard">chic</text:p>
      <text:p text:style-name="Standard">childish</text:p>
      <text:p text:style-name="Standard">childlike</text:p>
      <text:p text:style-name="Standard">churlish</text:p>
      <text:p text:style-name="Standard"><text:soft-page-break/>circumspect</text:p>
      <text:p text:style-name="Standard">civil</text:p>
      <text:p text:style-name="Standard">clean</text:p>
      <text:p text:style-name="Standard">clever</text:p>
      <text:p text:style-name="Standard">clumsy</text:p>
      <text:p text:style-name="Standard">coherent</text:p>
      <text:p text:style-name="Standard">cold</text:p>
      <text:p text:style-name="Standard">competent</text:p>
      <text:p text:style-name="Standard">composed</text:p>
      <text:p text:style-name="Standard">conceited</text:p>
      <text:p text:style-name="Standard">condescending</text:p>
      <text:p text:style-name="Standard">confident</text:p>
      <text:p text:style-name="Standard">confused</text:p>
      <text:p text:style-name="Standard">conscientious</text:p>
      <text:p text:style-name="Standard">considerate</text:p>
      <text:p text:style-name="Standard">content</text:p>
      <text:p text:style-name="Standard">cool</text:p>
      <text:p text:style-name="Standard">cool-headed</text:p>
      <text:p text:style-name="Standard">cooperative</text:p>
      <text:p text:style-name="Standard">cordial</text:p>
      <text:p text:style-name="Standard">courageous</text:p>
      <text:p text:style-name="Standard">cowardly</text:p>
      <text:p text:style-name="Standard">crabby</text:p>
      <text:p text:style-name="Standard">crafty</text:p>
      <text:p text:style-name="Standard">cranky</text:p>
      <text:p text:style-name="Standard">crass</text:p>
      <text:p text:style-name="Standard">critical</text:p>
      <text:p text:style-name="Standard">cruel</text:p>
      <text:p text:style-name="Standard">curious</text:p>
      <text:p text:style-name="Standard">cynical</text:p>
      <text:section text:style-name="Sect1" text:name="wls-id-3">
        <text:p text:style-name="Standard">D</text:p>
      </text:section>
      <text:p text:style-name="Standard">dainty</text:p>
      <text:p text:style-name="Standard">decisive</text:p>
      <text:p text:style-name="Standard">deep</text:p>
      <text:p text:style-name="Standard">deferential</text:p>
      <text:p text:style-name="Standard">deft</text:p>
      <text:p text:style-name="Standard">delicate</text:p>
      <text:p text:style-name="Standard">delightful</text:p>
      <text:p text:style-name="Standard">demonic</text:p>
      <text:p text:style-name="Standard">demure</text:p>
      <text:p text:style-name="Standard">dependent</text:p>
      <text:p text:style-name="Standard">depressed</text:p>
      <text:p text:style-name="Standard">devoted</text:p>
      <text:p text:style-name="Standard">dextrous</text:p>
      <text:p text:style-name="Standard">diligent</text:p>
      <text:p text:style-name="Standard">direct</text:p>
      <text:p text:style-name="Standard">dirty</text:p>
      <text:p text:style-name="Standard">disagreeable</text:p>
      <text:p text:style-name="Standard">discerning</text:p>
      <text:p text:style-name="Standard">discreet</text:p>
      <text:p text:style-name="Standard">disruptive</text:p>
      <text:p text:style-name="Standard">distant</text:p>
      <text:p text:style-name="Standard"><text:soft-page-break/>distraught</text:p>
      <text:p text:style-name="Standard">distrustful</text:p>
      <text:p text:style-name="Standard">dowdy</text:p>
      <text:p text:style-name="Standard">dramatic</text:p>
      <text:p text:style-name="Standard">dreary</text:p>
      <text:p text:style-name="Standard">drowsy</text:p>
      <text:p text:style-name="Standard">drugged</text:p>
      <text:p text:style-name="Standard">drunk</text:p>
      <text:p text:style-name="Standard">dull</text:p>
      <text:p text:style-name="Standard">dutiful</text:p>
      <text:section text:style-name="Sect1" text:name="wls-id-4">
        <text:p text:style-name="Standard">E</text:p>
      </text:section>
      <text:p text:style-name="Standard">eager</text:p>
      <text:p text:style-name="Standard">earnest</text:p>
      <text:p text:style-name="Standard">easy-going</text:p>
      <text:p text:style-name="Standard">efficient</text:p>
      <text:p text:style-name="Standard">egotistical</text:p>
      <text:p text:style-name="Standard">elfin</text:p>
      <text:p text:style-name="Standard">emotional</text:p>
      <text:p text:style-name="Standard">energetic</text:p>
      <text:p text:style-name="Standard">enterprising</text:p>
      <text:p text:style-name="Standard">enthusiastic</text:p>
      <text:p text:style-name="Standard">evasive</text:p>
      <text:p text:style-name="Standard">even-tempered</text:p>
      <text:p text:style-name="Standard">exacting</text:p>
      <text:p text:style-name="Standard">excellent</text:p>
      <text:p text:style-name="Standard">excitable</text:p>
      <text:p text:style-name="Standard">experienced</text:p>
      <text:section text:style-name="Sect1" text:name="wls-id-5">
        <text:p text:style-name="Standard">F</text:p>
      </text:section>
      <text:p text:style-name="Standard">fabulous</text:p>
      <text:p text:style-name="Standard">fastidious</text:p>
      <text:p text:style-name="Standard">ferocious</text:p>
      <text:p text:style-name="Standard">fervent</text:p>
      <text:p text:style-name="Standard">fiery</text:p>
      <text:p text:style-name="Standard">flabby</text:p>
      <text:p text:style-name="Standard">flaky</text:p>
      <text:p text:style-name="Standard">flashy</text:p>
      <text:p text:style-name="Standard">frank</text:p>
      <text:p text:style-name="Standard">friendly</text:p>
      <text:p text:style-name="Standard">funny</text:p>
      <text:p text:style-name="Standard">fussy</text:p>
      <text:section text:style-name="Sect1" text:name="wls-id-6">
        <text:p text:style-name="Standard">G</text:p>
      </text:section>
      <text:p text:style-name="Standard">generous</text:p>
      <text:p text:style-name="Standard">gentle</text:p>
      <text:p text:style-name="Standard">gloomy</text:p>
      <text:p text:style-name="Standard">gluttonous</text:p>
      <text:p text:style-name="Standard">good</text:p>
      <text:p text:style-name="Standard">grave</text:p>
      <text:p text:style-name="Standard">great</text:p>
      <text:p text:style-name="Standard">groggy</text:p>
      <text:p text:style-name="Standard">grouchy</text:p>
      <text:p text:style-name="Standard">guarded</text:p>
      <text:section text:style-name="Sect1" text:name="wls-id-7">
        <text:p text:style-name="Standard">H</text:p>
      </text:section>
      <text:p text:style-name="Standard"><text:soft-page-break/>hateful</text:p>
      <text:p text:style-name="Standard">hearty</text:p>
      <text:p text:style-name="Standard">helpful</text:p>
      <text:p text:style-name="Standard">hesitant</text:p>
      <text:p text:style-name="Standard">hypercritical</text:p>
      <text:p text:style-name="Standard">hysterical</text:p>
      <text:section text:style-name="Sect1" text:name="wls-id-8">
        <text:p text:style-name="Standard">I</text:p>
      </text:section>
      <text:p text:style-name="Standard">idiotic</text:p>
      <text:p text:style-name="Standard">idle</text:p>
      <text:p text:style-name="Standard">illogical</text:p>
      <text:p text:style-name="Standard">imaginative</text:p>
      <text:p text:style-name="Standard">immature</text:p>
      <text:p text:style-name="Standard">immodest</text:p>
      <text:p text:style-name="Standard">impatient</text:p>
      <text:p text:style-name="Standard">imperturbable</text:p>
      <text:p text:style-name="Standard">impetuous</text:p>
      <text:p text:style-name="Standard">impractical</text:p>
      <text:p text:style-name="Standard">impressionable</text:p>
      <text:p text:style-name="Standard">impressive</text:p>
      <text:p text:style-name="Standard">impulsive</text:p>
      <text:p text:style-name="Standard">inactive</text:p>
      <text:p text:style-name="Standard">incisive</text:p>
      <text:p text:style-name="Standard">incompetent</text:p>
      <text:p text:style-name="Standard">inconsiderate</text:p>
      <text:p text:style-name="Standard">inconsistent</text:p>
      <text:p text:style-name="Standard">indefatigable</text:p>
      <text:p text:style-name="Standard">independent</text:p>
      <text:p text:style-name="Standard">indiscreet</text:p>
      <text:p text:style-name="Standard">indolent</text:p>
      <text:p text:style-name="Standard">industrious</text:p>
      <text:p text:style-name="Standard">inexperienced</text:p>
      <text:p text:style-name="Standard">insensitive</text:p>
      <text:p text:style-name="Standard">inspiring</text:p>
      <text:p text:style-name="Standard">intelligent</text:p>
      <text:p text:style-name="Standard">interesting</text:p>
      <text:p text:style-name="Standard">intolerant</text:p>
      <text:p text:style-name="Standard">inventive</text:p>
      <text:p text:style-name="Standard">irascible</text:p>
      <text:p text:style-name="Standard">irritable</text:p>
      <text:p text:style-name="Standard">irritating</text:p>
      <text:section text:style-name="Sect1" text:name="wls-id-9">
        <text:p text:style-name="Standard">J</text:p>
      </text:section>
      <text:p text:style-name="Standard">jocular</text:p>
      <text:p text:style-name="Standard">jovial</text:p>
      <text:p text:style-name="Standard">joyous</text:p>
      <text:p text:style-name="Standard">judgmental</text:p>
      <text:section text:style-name="Sect1" text:name="wls-id-10">
        <text:p text:style-name="Standard">K</text:p>
      </text:section>
      <text:p text:style-name="Standard">keen</text:p>
      <text:p text:style-name="Standard">kind</text:p>
      <text:section text:style-name="Sect1" text:name="wls-id-11">
        <text:p text:style-name="Standard">L</text:p>
      </text:section>
      <text:p text:style-name="Standard">lame</text:p>
      <text:p text:style-name="Standard">lazy</text:p>
      <text:p text:style-name="Standard">lean</text:p>
      <text:p text:style-name="Standard"><text:soft-page-break/>leery</text:p>
      <text:p text:style-name="Standard">lethargic</text:p>
      <text:p text:style-name="Standard">listless</text:p>
      <text:p text:style-name="Standard">lithe</text:p>
      <text:p text:style-name="Standard">lively</text:p>
      <text:p text:style-name="Standard">local</text:p>
      <text:p text:style-name="Standard">logical</text:p>
      <text:p text:style-name="Standard">lovable</text:p>
      <text:p text:style-name="Standard">lovely</text:p>
      <text:section text:style-name="Sect1" text:name="wls-id-12">
        <text:p text:style-name="Standard">M</text:p>
      </text:section>
      <text:p text:style-name="Standard">maternal</text:p>
      <text:p text:style-name="Standard">mature</text:p>
      <text:p text:style-name="Standard">mean</text:p>
      <text:p text:style-name="Standard">meddlesome</text:p>
      <text:p text:style-name="Standard">mercurial</text:p>
      <text:p text:style-name="Standard">methodical</text:p>
      <text:p text:style-name="Standard">meticulous</text:p>
      <text:p text:style-name="Standard">mild</text:p>
      <text:p text:style-name="Standard">miserable</text:p>
      <text:p text:style-name="Standard">modest</text:p>
      <text:p text:style-name="Standard">moronic</text:p>
      <text:p text:style-name="Standard">morose</text:p>
      <text:p text:style-name="Standard">motivated</text:p>
      <text:p text:style-name="Standard">musical</text:p>
      <text:section text:style-name="Sect1" text:name="wls-id-13">
        <text:p text:style-name="Standard">N</text:p>
      </text:section>
      <text:p text:style-name="Standard">naive</text:p>
      <text:p text:style-name="Standard">nasty</text:p>
      <text:p text:style-name="Standard">natural</text:p>
      <text:p text:style-name="Standard">naughty</text:p>
      <text:p text:style-name="Standard">negative</text:p>
      <text:p text:style-name="Standard">nervous</text:p>
      <text:p text:style-name="Standard">noisy</text:p>
      <text:p text:style-name="Standard">normal</text:p>
      <text:p text:style-name="Standard">nosy</text:p>
      <text:p text:style-name="Standard">numb</text:p>
      <text:section text:style-name="Sect1" text:name="wls-id-14">
        <text:p text:style-name="Standard">O</text:p>
      </text:section>
      <text:p text:style-name="Standard">obliging</text:p>
      <text:p text:style-name="Standard">obnoxious</text:p>
      <text:p text:style-name="Standard">old-fashioned</text:p>
      <text:p text:style-name="Standard">one-sided</text:p>
      <text:p text:style-name="Standard">orderly</text:p>
      <text:p text:style-name="Standard">ostentatious</text:p>
      <text:p text:style-name="Standard">outgoing</text:p>
      <text:p text:style-name="Standard">outspoken</text:p>
      <text:section text:style-name="Sect1" text:name="wls-id-15">
        <text:p text:style-name="Standard">P</text:p>
      </text:section>
      <text:p text:style-name="Standard">passionate</text:p>
      <text:p text:style-name="Standard">passive</text:p>
      <text:p text:style-name="Standard">paternal</text:p>
      <text:p text:style-name="Standard">paternalistic</text:p>
      <text:p text:style-name="Standard">patient</text:p>
      <text:p text:style-name="Standard">peaceful</text:p>
      <text:p text:style-name="Standard">peevish</text:p>
      <text:p text:style-name="Standard"><text:soft-page-break/>pensive</text:p>
      <text:p text:style-name="Standard">persevering</text:p>
      <text:p text:style-name="Standard">persnickety</text:p>
      <text:p text:style-name="Standard">petulant</text:p>
      <text:p text:style-name="Standard">picky</text:p>
      <text:p text:style-name="Standard">plain</text:p>
      <text:p text:style-name="Standard">plain-speaking</text:p>
      <text:p text:style-name="Standard">playful</text:p>
      <text:p text:style-name="Standard">pleasant</text:p>
      <text:p text:style-name="Standard">plucky</text:p>
      <text:p text:style-name="Standard">polite</text:p>
      <text:p text:style-name="Standard">popular</text:p>
      <text:p text:style-name="Standard">positive</text:p>
      <text:p text:style-name="Standard">powerful</text:p>
      <text:p text:style-name="Standard">practical</text:p>
      <text:p text:style-name="Standard">prejudiced</text:p>
      <text:p text:style-name="Standard">pretty</text:p>
      <text:p text:style-name="Standard">proficient</text:p>
      <text:p text:style-name="Standard">proud</text:p>
      <text:p text:style-name="Standard">provocative</text:p>
      <text:p text:style-name="Standard">prudent</text:p>
      <text:p text:style-name="Standard">punctual</text:p>
      <text:section text:style-name="Sect1" text:name="wls-id-16">
        <text:p text:style-name="Standard">Q</text:p>
      </text:section>
      <text:p text:style-name="Standard">quarrelsome</text:p>
      <text:p text:style-name="Standard">querulous</text:p>
      <text:p text:style-name="Standard">quick</text:p>
      <text:p text:style-name="Standard">quick-tempered</text:p>
      <text:p text:style-name="Standard">quiet</text:p>
      <text:section text:style-name="Sect1" text:name="wls-id-17">
        <text:p text:style-name="Standard">R</text:p>
      </text:section>
      <text:p text:style-name="Standard">realistic</text:p>
      <text:p text:style-name="Standard">reassuring</text:p>
      <text:p text:style-name="Standard">reclusive</text:p>
      <text:p text:style-name="Standard">reliable</text:p>
      <text:p text:style-name="Standard">reluctant</text:p>
      <text:p text:style-name="Standard">resentful</text:p>
      <text:p text:style-name="Standard">reserved</text:p>
      <text:p text:style-name="Standard">resigned</text:p>
      <text:p text:style-name="Standard">resourceful</text:p>
      <text:p text:style-name="Standard">respected</text:p>
      <text:p text:style-name="Standard">respectful</text:p>
      <text:p text:style-name="Standard">responsible</text:p>
      <text:p text:style-name="Standard">restless</text:p>
      <text:p text:style-name="Standard">revered</text:p>
      <text:p text:style-name="Standard">ridiculous</text:p>
      <text:section text:style-name="Sect1" text:name="wls-id-18">
        <text:p text:style-name="Standard">S</text:p>
      </text:section>
      <text:p text:style-name="Standard">sad</text:p>
      <text:p text:style-name="Standard">sassy</text:p>
      <text:p text:style-name="Standard">saucy</text:p>
      <text:p text:style-name="Standard">sedate</text:p>
      <text:p text:style-name="Standard">self-assured</text:p>
      <text:p text:style-name="Standard">selfish</text:p>
      <text:p text:style-name="Standard">sensible</text:p>
      <text:p text:style-name="Standard"><text:soft-page-break/>sensitive</text:p>
      <text:p text:style-name="Standard">sentimental</text:p>
      <text:p text:style-name="Standard">serene</text:p>
      <text:p text:style-name="Standard">serious</text:p>
      <text:p text:style-name="Standard">sharp</text:p>
      <text:p text:style-name="Standard">short-tempered</text:p>
      <text:p text:style-name="Standard">shrewd</text:p>
      <text:p text:style-name="Standard">shy</text:p>
      <text:p text:style-name="Standard">silly</text:p>
      <text:p text:style-name="Standard">sincere</text:p>
      <text:p text:style-name="Standard">sleepy</text:p>
      <text:p text:style-name="Standard">slight</text:p>
      <text:p text:style-name="Standard">sloppy</text:p>
      <text:p text:style-name="Standard">slothful</text:p>
      <text:p text:style-name="Standard">slovenly</text:p>
      <text:p text:style-name="Standard">slow</text:p>
      <text:p text:style-name="Standard">smart</text:p>
      <text:p text:style-name="Standard">snazzy</text:p>
      <text:p text:style-name="Standard">sneering</text:p>
      <text:p text:style-name="Standard">snobby</text:p>
      <text:p text:style-name="Standard">sober</text:p>
      <text:p text:style-name="Standard">somber</text:p>
      <text:p text:style-name="Standard">sophisticated</text:p>
      <text:p text:style-name="Standard">soulful</text:p>
      <text:p text:style-name="Standard">soulless</text:p>
      <text:p text:style-name="Standard">sour</text:p>
      <text:p text:style-name="Standard">spirited</text:p>
      <text:p text:style-name="Standard">spiteful</text:p>
      <text:p text:style-name="Standard">stable</text:p>
      <text:p text:style-name="Standard">staid</text:p>
      <text:p text:style-name="Standard">steady</text:p>
      <text:p text:style-name="Standard">stern</text:p>
      <text:p text:style-name="Standard">stoic</text:p>
      <text:p text:style-name="Standard">striking</text:p>
      <text:p text:style-name="Standard">strong</text:p>
      <text:p text:style-name="Standard">stupid</text:p>
      <text:p text:style-name="Standard">sturdy</text:p>
      <text:p text:style-name="Standard">subtle</text:p>
      <text:p text:style-name="Standard">sulky</text:p>
      <text:p text:style-name="Standard">sullen</text:p>
      <text:p text:style-name="Standard">supercilious</text:p>
      <text:p text:style-name="Standard">superficial</text:p>
      <text:p text:style-name="Standard">surly</text:p>
      <text:p text:style-name="Standard">suspicious</text:p>
      <text:p text:style-name="Standard">sweet</text:p>
      <text:section text:style-name="Sect1" text:name="wls-id-19">
        <text:p text:style-name="Standard">T</text:p>
      </text:section>
      <text:p text:style-name="Standard">tactful</text:p>
      <text:p text:style-name="Standard">tactless</text:p>
      <text:p text:style-name="Standard">talented</text:p>
      <text:p text:style-name="Standard">testy</text:p>
      <text:p text:style-name="Standard">thinking</text:p>
      <text:p text:style-name="Standard">thoughtful</text:p>
      <text:p text:style-name="Standard"><text:soft-page-break/>thoughtless</text:p>
      <text:p text:style-name="Standard">timid</text:p>
      <text:p text:style-name="Standard">tired</text:p>
      <text:p text:style-name="Standard">tolerant</text:p>
      <text:p text:style-name="Standard">touchy</text:p>
      <text:p text:style-name="Standard">tranquil</text:p>
      <text:section text:style-name="Sect1" text:name="wls-id-20">
        <text:p text:style-name="Standard">U</text:p>
      </text:section>
      <text:p text:style-name="Standard">ugly</text:p>
      <text:p text:style-name="Standard">unaffected</text:p>
      <text:p text:style-name="Standard">unbalanced</text:p>
      <text:p text:style-name="Standard">uncertain</text:p>
      <text:p text:style-name="Standard">uncooperative</text:p>
      <text:p text:style-name="Standard">undependable</text:p>
      <text:p text:style-name="Standard">unemotional</text:p>
      <text:p text:style-name="Standard">unfriendly</text:p>
      <text:p text:style-name="Standard">unguarded</text:p>
      <text:p text:style-name="Standard">unhelpful</text:p>
      <text:p text:style-name="Standard">unimaginative</text:p>
      <text:p text:style-name="Standard">unmotivated</text:p>
      <text:p text:style-name="Standard">unpleasant</text:p>
      <text:p text:style-name="Standard">unpopular</text:p>
      <text:p text:style-name="Standard">unreliable</text:p>
      <text:p text:style-name="Standard">unsophisticated</text:p>
      <text:p text:style-name="Standard">unstable</text:p>
      <text:p text:style-name="Standard">unsure</text:p>
      <text:p text:style-name="Standard">unthinking</text:p>
      <text:p text:style-name="Standard">unwilling</text:p>
      <text:section text:style-name="Sect1" text:name="wls-id-21">
        <text:p text:style-name="Standard">V</text:p>
      </text:section>
      <text:p text:style-name="Standard">venal</text:p>
      <text:p text:style-name="Standard">versatile</text:p>
      <text:p text:style-name="Standard">vigilant</text:p>
      <text:p text:style-name="Standard">volcanic</text:p>
      <text:p text:style-name="Standard">vulnerable</text:p>
      <text:section text:style-name="Sect1" text:name="wls-id-22">
        <text:p text:style-name="Standard">W</text:p>
      </text:section>
      <text:p text:style-name="Standard">warm</text:p>
      <text:p text:style-name="Standard">warmhearted</text:p>
      <text:p text:style-name="Standard">wary</text:p>
      <text:p text:style-name="Standard">watchful</text:p>
      <text:p text:style-name="Standard">weak</text:p>
      <text:p text:style-name="Standard">willing</text:p>
      <text:p text:style-name="Standard">wonderful</text:p>
      <text:section text:style-name="Sect1" text:name="wls-id-23">
        <text:p text:style-name="Standard">Z</text:p>
      </text:section>
      <text:p text:style-name="Standard">zealou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9T16:35:50.931035818</meta:creation-date>
    <dc:date>2020-06-09T16:40:19.329776984</dc:date>
    <meta:editing-duration>PT4M30S</meta:editing-duration>
    <meta:editing-cycles>1</meta:editing-cycles>
    <meta:generator>LibreOffice/6.2.8.2$Linux_X86_64 LibreOffice_project/20$Build-2</meta:generator>
    <meta:document-statistic meta:table-count="0" meta:image-count="0" meta:object-count="0" meta:page-count="8" meta:paragraph-count="406" meta:word-count="407" meta:character-count="3100" meta:non-whitespace-character-count="3099"/>
  </office:meta>
</office:document-meta>
</file>